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MKGA I+ CM R 171" svg:font-family="'DMKGA I+ CM R 17'" style:font-family-generic="roman"/>
    <style:font-face style:name="DMKGB J+ CM R 121" svg:font-family="'DMKGB J+ CM R 12', 'CM R'" style:font-family-generic="roman"/>
    <style:font-face style:name="Mangal1" svg:font-family="Mang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MKGA I+ CM R 17" svg:font-family="'DMKGA I+ CM R 17'" style:font-family-generic="roman" style:font-pitch="variable"/>
    <style:font-face style:name="DMKGB J+ CM R 12" svg:font-family="'DMKGB J+ CM R 12', 'CM 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MKGB J+ CM R 122" svg:font-family="'DMKGB J+ CM R 12', 'CM R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795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37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4.371cm"/>
    </style:style>
    <style:style style:name="pr9" style:family="presentation" style:parent-style-name="Default_5f_-notes">
      <style:graphic-properties draw:fill-color="#ffffff" fo:min-height="13.364cm"/>
    </style:style>
    <style:style style:name="pr10" style:family="presentation" style:parent-style-name="Default_5f_-outline1">
      <style:graphic-properties fo:min-height="12.949cm"/>
    </style:style>
    <style:style style:name="pr11" style:family="presentation" style:parent-style-name="Default_5f_-outline1">
      <style:graphic-properties fo:min-height="12.18cm"/>
    </style:style>
    <style:style style:name="P1" style:family="paragraph">
      <style:text-properties style:font-name="Calibri"/>
    </style:style>
    <style:style style:name="P2" style:family="paragraph">
      <style:text-properties fo:font-size="28.1000003814697pt"/>
    </style:style>
    <style:style style:name="T1" style:family="text">
      <style:text-properties style:font-name="Calibri"/>
    </style:style>
    <style:style style:name="T2" style:family="text">
      <style:text-properties style:font-name="Calibri" fo:font-size="44pt" style:font-size-asian="44pt" style:font-size-complex="44pt"/>
    </style:style>
    <style:style style:name="T3" style:family="text">
      <style:text-properties style:font-name="Calibri" fo:font-size="22pt" style:font-size-asian="22pt" style:font-size-complex="22pt"/>
    </style:style>
    <style:style style:name="T4" style:family="text">
      <style:text-properties fo:color="#000000" style:text-outline="false" style:text-line-through-style="none" style:text-line-through-type="none" style:font-name="Calibri1" fo:font-size="33pt" fo:language="zxx" fo:country="none" fo:font-style="normal" fo:text-shadow="none" style:text-underline-style="none" fo:font-weight="normal" style:letter-kerning="true" style:font-name-asian="Andale Sans UI" style:font-size-asian="33pt" style:language-asian="zxx" style:country-asian="none" style:font-style-asian="normal" style:font-weight-asian="normal" style:font-name-complex="Tahoma" style:font-size-complex="33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795cm" svg:x="1.4cm" svg:y="0.693cm" presentation:class="title" presentation:user-transformed="true">
          <draw:text-box>
            <text:p>OpenAPE</text:p>
          </draw:text-box>
        </draw:frame>
        <draw:frame presentation:style-name="pr2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Abschlusspräsentation</text:span></text:p>
            <text:p><text:span text:style-name="T3"/></text:p>
            <text:p><text:span text:style-name="T3"/></text:p>
            <text:p><text:span text:style-name="T3">Stephan Unfri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uptaktivitäten</text:p>
          </draw:text-box>
        </draw:frame>
        <draw:frame presentation:style-name="pr5" draw:layer="layout" svg:width="25.199cm" svg:height="14.377cm" svg:x="1.4cm" svg:y="4.914cm" presentation:class="outline" presentation:user-transformed="true">
          <draw:text-box>
            <text:list text:style-name="L2">
              <text:list-item>
                <text:p>Restinterfaces</text:p>
              </text:list-item>
              <text:list-item>
                <text:p>Requesthandler</text:p>
              </text:list-item>
              <text:list-item>
                <text:p>Datenbankanbindung</text:p>
              </text:list-item>
              <text:list-item>
                <text:p>Einbindung des Filesystems zum Speichern von <text:span text:style-name="T4">Ressourcen</text:span></text:p>
              </text:list-item>
              <text:list-item>
                <text:p>Projekt Deployment</text:p>
              </text:list-item>
              <text:list-item>
                <text:p>Aufsetzen der MongoDB</text:p>
              </text:list-item>
              <text:list-item>
                <text:p>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benaktivitäten</text:p>
          </draw:text-box>
        </draw:frame>
        <draw:frame presentation:style-name="pr8" draw:layer="layout" svg:width="25.199cm" svg:height="14.371cm" svg:x="1.4cm" svg:y="4.914cm" presentation:class="outline" presentation:user-transformed="true">
          <draw:text-box>
            <text:list text:style-name="L2">
              <text:list-item>
                <text:p>Stringauslagerung und Erstellen von Konfigurationsdateien.</text:p>
              </text:list-item>
              <text:list-item>
                <text:p>Anleitungen für das Projekt und Deployment</text:p>
              </text:list-item>
              <text:list-item>
                <text:p>Implementierung von API Klassen</text:p>
              </text:list-item>
              <text:list-item>
                <text:p>Issuetracking</text:p>
              </text:list-item>
              <text:list-item>
                <text:p>Repository Verwatlung</text:p>
              </text:list-item>
              <text:list-item>
                <text:p>Maven Verwaltung</text:p>
              </text:list-item>
              <text:list-item>
                <text:p>Codecleanu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erwendete Technologien&amp;Werkzeuge</text:p>
          </draw:text-box>
        </draw:frame>
        <draw:frame presentation:style-name="pr10" draw:layer="layout" svg:width="25.199cm" svg:height="12.949cm" svg:x="1.4cm" svg:y="4.914cm" presentation:class="outline" presentation:user-transformed="true">
          <draw:text-box>
            <text:list text:style-name="L2">
              <text:list-item>
                <text:p>Git und Github</text:p>
              </text:list-item>
              <text:list-item>
                <text:p>Java Development Kit 8 und Eclipse Neon EE</text:p>
              </text:list-item>
              <text:list-item>
                <text:p>Maven und Spark 2.5.4</text:p>
              </text:list-item>
              <text:list-item>
                <text:p>MongoDB 3.4.0 und Robomongo</text:p>
              </text:list-item>
              <text:list-item>
                <text:p>Apache Tomcat 9.0.0</text:p>
              </text:list-item>
              <text:list-item>
                <text:p>HTML 5 und Javascript</text:p>
              </text:list-item>
              <text:list-item>
                <text:p>Latex, Texmaker und PlantU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ssen learnd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Teste zeitnah.</text:p>
              </text:list-item>
              <text:list-item>
                <text:p>Sauberer Code zahlt sich aus.</text:p>
              </text:list-item>
              <text:list-item>
                <text:p>Umgang mit Spark, MongoDB und Tomc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DMKGA I+ CM R 171" svg:font-family="'DMKGA I+ CM R 17'" style:font-family-generic="roman"/>
    <style:font-face style:name="DMKGB J+ CM R 121" svg:font-family="'DMKGB J+ CM R 12', 'CM R'" style:font-family-generic="roman"/>
    <style:font-face style:name="Mangal1" svg:font-family="Mang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MKGA I+ CM R 17" svg:font-family="'DMKGA I+ CM R 17'" style:font-family-generic="roman" style:font-pitch="variable"/>
    <style:font-face style:name="DMKGB J+ CM R 12" svg:font-family="'DMKGB J+ CM R 12', 'CM 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MKGB J+ CM R 122" svg:font-family="'DMKGB J+ CM R 12', 'CM R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opfzeile" style:family="graphic">
      <style:paragraph-properties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Default" style:family="graphic">
      <style:paragraph-properties fo:text-align="start" style:text-autospace="none"/>
      <style:text-properties fo:color="#000000" style:font-name="DMKGB J+ CM R 121" fo:font-family="'DMKGB J+ CM R 12', 'CM R'" style:font-family-generic="roman" fo:font-size="12pt" style:font-name-asian="DMKGB J+ CM R 121" style:font-family-asian="'DMKGB J+ CM R 12', 'CM R'" style:font-family-generic-asian="roman" style:font-size-asian="12pt" style:font-name-complex="DMKGB J+ CM R 121" style:font-family-complex="'DMKGB J+ CM R 12', 'CM R'" style:font-family-generic-complex="roman" style:font-size-complex="12pt"/>
    </style:style>
    <style:style style:name="CM1" style:family="graphic">
      <style:paragraph-properties style:text-autospace="none"/>
    </style:style>
    <style:style style:name="CM14" style:family="graphic">
      <style:paragraph-properties style:text-autospace="none"/>
    </style:style>
    <style:style style:name="Normal" style:family="graphic">
      <style:paragraph-properties style:text-autospace="none" style:writing-mode="lr-tb"/>
      <style:text-properties style:use-window-font-color="true" fo:language="en" fo:country="GB" style:letter-kerning="true" style:font-name-asian="Mangal1" style:font-family-asian="Mangal" style:font-pitch-asian="variable" style:font-size-asian="12pt" style:language-asian="hi" style:country-asian="IN"/>
    </style:style>
    <style:style style:name="CM13" style:family="graphic">
      <style:paragraph-properties fo:text-align="start" style:text-autospace="none"/>
      <style:text-properties fo:color="#000000" style:font-name="DMKGA I+ CM R 171" fo:font-family="'DMKGA I+ CM R 17'" style:font-family-generic="roman" fo:font-size="12pt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3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3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Calibri" fo:font-family="Calibri" style:font-family-generic="swiss" style:font-pitch="variable" fo:font-size="29pt" style:font-size-asian="29pt" style:font-size-complex="29pt"/>
    </style:style>
    <style:style style:name="Default-outline3" style:family="presentation" style:parent-style-name="Default-outline2">
      <style:paragraph-properties fo:margin-top="0cm" fo:margin-bottom="0.3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libri" fo:font-family="Calibri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3pt" style:font-style-asian="normal" style:font-weight-asian="normal" style:font-name-complex="Mang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style:font-name="Calibri" fo:font-family="Calibri" style:font-family-generic="swiss" style:font-pitch="variable" fo:font-size="29pt" style:font-size-asian="29pt" style:font-size-complex="29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3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3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style:font-name="Calibri" fo:font-family="Calibri" style:font-family-generic="swiss" style:font-pitch="variable" fo:font-size="29pt" style:font-size-asian="29pt" style:font-size-complex="29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libri" fo:font-family="Calibri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004586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fill-color="#004586" draw:textarea-horizontal-align="center" draw:textarea-vertical-align="middl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Calibri"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3.5cm" svg:x="0cm" svg:y="0.9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4" draw:layer="backgroundobjects" svg:width="8.951cm" svg:height="1.448cm" svg:x="9.5cm" svg:y="19.031cm" presentation:class="footer">
        <draw:text-box>
          <text:p text:style-name="MP4"><text:span text:style-name="MT2">OpenAPE</text:span></text:p>
          <text:p text:style-name="MP4"><text:span text:style-name="MT2">Abschlusspräsentation</text:span></text:p>
          <text:p text:style-name="MP4"><text:span text:style-name="MT2">Stepha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4" draw:layer="backgroundobjects" svg:width="8.951cm" svg:height="1.448cm" svg:x="9.5cm" svg:y="19.032cm">
        <draw:text-box>
          <text:p text:style-name="MP3"><text:span text:style-name="MT2">OpenAPE</text:span></text:p>
          <text:p text:style-name="MP3"><text:span text:style-name="MT2">Abschlusspräsentation</text:span></text:p>
          <text:p text:style-name="MP3"><text:span text:style-name="MT2">Stephan</text:span></text:p>
        </draw:text-box>
      </draw:frame>
      <draw:frame presentation:style-name="Mpr5" draw:text-style-name="MP2" draw:layer="backgroundobjects" svg:width="6.523cm" svg:height="1.448cm" svg:x="20.076cm" svg:y="19.132cm">
        <draw:text-box>
          <text:p text:style-name="MP5"><text:span text:style-name="MT2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rect presentation:style-name="Mpr6" draw:text-style-name="MP3" draw:layer="backgroundobjects" svg:width="28cm" svg:height="3.5cm" svg:x="0cm" svg:y="0.9cm">
        <text:p/>
      </draw:rect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8.951cm" svg:height="1.448cm" svg:x="9.5cm" svg:y="19.031cm" presentation:class="footer">
        <draw:text-box>
          <text:p text:style-name="MP4"><text:span text:style-name="MT2">OpenAPE</text:span></text:p>
          <text:p text:style-name="MP4"><text:span text:style-name="MT2">Abschlusspräsentation</text:span></text:p>
          <text:p text:style-name="MP4"><text:span text:style-name="MT2">Stephan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Foliennummer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3H33M13S</meta:editing-duration>
    <meta:editing-cycles>310</meta:editing-cycles>
    <meta:generator>LibreOffice/4.3.7.2$Windows_x86 LibreOffice_project/8a35821d8636a03b8bf4e15b48f59794652c68ba</meta:generator>
    <dc:date>2017-03-10T12:50:11.375000000</dc:date>
    <meta:document-statistic meta:object-count="58"/>
  </office:meta>
</office:document-meta>
</file>